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83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002342" style:text-align-source="fix" style:repeat-content="false"/>
      <style:paragraph-properties fo:text-align="center" fo:margin-left="0mm"/>
      <style:text-properties fo:color="#fffbcc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aaad"/>
    </style:style>
    <style:style style:name="ce4" style:family="table-cell" style:parent-style-name="Default">
      <style:table-cell-properties fo:background-color="#5c2d91" style:text-align-source="fix" style:repeat-content="false"/>
      <style:paragraph-properties fo:text-align="start" fo:margin-left="0mm"/>
      <style:text-properties fo:color="#fdb94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Automotiv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Advanced Driver Assist Systems (ADAS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Body Electronic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Infotain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Powertrain &amp; EV Charg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Commercial Avi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Actuation System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Cabin Management System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Cockpit Avionic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Engine Systems &amp; Control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RF &amp; Microwave System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Communica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Access Network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Broadband Home / CP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Broadcast Vide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Enterprise Infrastructu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etro / Core / DCI Network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obile Infrastructu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Data Cent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Data Center Data Protection &amp; Securit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achine Learning Applian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otherboard &amp; Rack Infrastructu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NVMe Storag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Rack Scale Desig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torage Serv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torage System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Integrated Vehicle System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ilitary Communica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Radar Electronic Warfa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HMI (Human Machine Interface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Industrial Ethernet Network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Industrial Imag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ore Industrial Applica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otor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Physical Securit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Programmable Logic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afety Heritag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mart Energ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Test, Scientific and Measure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edical Imag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edical Instrument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edical-Implantable/Ingestibl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Medical-Wearable Wireles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Attitude &amp; Orbit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Digital Communications Payload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Electrical Power System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Remote Sensing Payload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Telemetry Tracking &amp;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Transparent RF Transponde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ystem Solu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Educ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Financial Servic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Healthca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Oil &amp; Ga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Power Utiliti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Stadiums-Arena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MSIS-SDK as a</text:p>
          </table:table-cell>
          <table:table-cell office:value-type="string" calcext:value-type="string">
            <text:p>Transportation</text:p>
          </table:table-cell>
        </table:table-row>
        <table:table-row table:style-name="ro1" table:number-rows-repeated="10485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 style:data-style-name="N2" text:time-value="21:15:59.20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51:54.790000000</meta:creation-date>
    <dc:date>2018-05-28T21:17:20.852000000</dc:date>
    <meta:editing-duration>PT8M42S</meta:editing-duration>
    <meta:editing-cycles>3</meta:editing-cycles>
    <meta:generator>LibreOffice/6.0.4.2$Windows_X86_64 LibreOffice_project/9b0d9b32d5dcda91d2f1a96dc04c645c450872bf</meta:generator>
    <meta:document-statistic meta:table-count="1" meta:cell-count="252" meta:object-count="0"/>
  </office:meta>
</office:document-meta>
</file>